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8/02/2018 V0.8.30 – 31 – 32</text:p>
      <text:p text:style-name="P3">Ajout</text:p>
      <text:list xml:id="list3297877270955865456" text:style-name="WWNum4">
        <text:list-item>
          <text:p text:style-name="P8"/>
          <text:p text:style-name="P14">Bug Fix</text:p>
        </text:list-item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08/02/2018 V0.8.29</text:p>
      <text:p text:style-name="P3">Ajout</text:p>
      <text:list xml:id="list28536562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8/02/2018 V0.8.28</text:p>
      <text:p text:style-name="P3">Ajout</text:p>
      <text:list xml:id="list28528161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<text:soft-page-break/>Correction d'un bug d'affichage quand on rechercher un Pokemon qui n'existe pas</text:p>
        </text:list-item>
      </text:list>
      <text:p text:style-name="P1">08/02/2018 V0.8.27</text:p>
      <text:p text:style-name="P3">Ajout</text:p>
      <text:list xml:id="list28538126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28512390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28521562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<text:soft-page-break/>Ajout</text:p>
      <text:list xml:id="list28520805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28532517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28511216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28521820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<text:soft-page-break/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28537827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8535138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28512605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28536055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<text:soft-page-break/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28530868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28536400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28534202" text:continue-numbering="true" text:style-name="WWNum4">
        <text:list-item>
          <text:p text:style-name="P8">Correction de fautes d'orthographes</text:p>
        </text:list-item>
        <text:list-item>
          <text:p text:style-name="P8"><text:soft-page-break/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28528311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28540486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<text:soft-page-break/>01/01/2018 V0.8.11</text:p>
      <text:p text:style-name="P3">Ajout</text:p>
      <text:list xml:id="list28534644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28532235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28530390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28524021" text:continue-numbering="true" text:style-name="WWNum4">
        <text:list-item>
          <text:p text:style-name="P8">bonbon gen3 (20 dernier ajouté) + cadoizo</text:p>
        </text:list-item>
      </text:list>
      <text:p text:style-name="P1"><text:soft-page-break/>23/12/2017 V0.8.7</text:p>
      <text:p text:style-name="P3">Ajout</text:p>
      <text:list xml:id="list28515979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28531623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28534183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28518875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28541972" text:continue-numbering="true" text:style-name="WWNum4">
        <text:list-item>
          <text:p text:style-name="P8">Azurill plus présent en sauvage</text:p>
        </text:list-item>
        <text:list-item>
          <text:p text:style-name="P8"><text:soft-page-break/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8530853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28535349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28515561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28528398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28514449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<text:soft-page-break/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28516391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28512566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8527106" text:continue-numbering="true" text:style-name="WWNum4">
        <text:list-item>
          <text:p text:style-name="P7">Version mac et linux</text:p>
        </text:list-item>
      </text:list>
      <text:p text:style-name="P1">Bug Fix</text:p>
      <text:list xml:id="list28528996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28533991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8520600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<text:soft-page-break/>Updater qui se met a jour auto</text:p>
        </text:list-item>
      </text:list>
      <text:p text:style-name="P1">Bug Fix</text:p>
      <text:list xml:id="list7838129683192307735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8537156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28532914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28534787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8529522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<text:soft-page-break/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28526198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8533030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28523219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28533197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8540239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28521516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8541788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4888555502184079061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28527273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<text:soft-page-break/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28534171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8529645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28530292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8542357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8522114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28541312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28540199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28529277" text:continue-numbering="true" text:style-name="WWNum14">
        <text:list-item>
          <text:p text:style-name="P13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8516108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28517214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29</meta:editing-cycles>
    <meta:creation-date>2017-11-19T07:24:00</meta:creation-date>
    <dc:date>2018-02-12T08:33:02.18</dc:date>
    <meta:editing-duration>P9DT6H25M26S</meta:editing-duration>
    <meta:generator>OpenOffice/4.1.4$Win32 OpenOffice.org_project/414m5$Build-9788</meta:generator>
    <meta:document-statistic meta:table-count="0" meta:image-count="0" meta:object-count="0" meta:page-count="15" meta:paragraph-count="396" meta:word-count="3031" meta:character-count="167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